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586cm"/>
    </style:style>
    <style:style style:name="co19" style:family="table-column">
      <style:table-column-properties fo:break-before="auto" style:column-width="4.51cm"/>
    </style:style>
    <style:style style:name="co20" style:family="table-column">
      <style:table-column-properties fo:break-before="auto" style:column-width="4.893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524cm"/>
    </style:style>
    <style:style style:name="co23" style:family="table-column">
      <style:table-column-properties fo:break-before="auto" style:column-width="5.322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619cm"/>
    </style:style>
    <style:style style:name="co12" style:family="table-column">
      <style:table-column-properties fo:break-before="auto" style:column-width="6.391cm"/>
    </style:style>
    <style:style style:name="co13" style:family="table-column">
      <style:table-column-properties fo:break-before="auto" style:column-width="0.796cm"/>
    </style:style>
    <style:style style:name="co14" style:family="table-column">
      <style:table-column-properties fo:break-before="auto" style:column-width="0.73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0.848cm"/>
    </style:style>
    <style:style style:name="co17" style:family="table-column">
      <style:table-column-properties fo:break-before="auto" style:column-width="6.428cm"/>
    </style:style>
    <style:style style:name="co24" style:family="table-column">
      <style:table-column-properties fo:break-before="auto" style:column-width="19.994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413cm"/>
    </style:style>
    <style:style style:name="co27" style:family="table-column">
      <style:table-column-properties fo:break-before="auto" style:column-width="1.439cm"/>
    </style:style>
    <style:style style:name="co28" style:family="table-column">
      <style:table-column-properties fo:break-before="auto" style:column-width="2.258cm"/>
    </style:style>
    <style:style style:name="ro2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aed56"/>
      <style:text-properties style:text-position="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AMILY" table:style-name="ta1" table:print="false"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row table:style-name="ro5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autocompletion</text:p>
          </table:table-cell>
          <table:table-cell table:style-name="ce4" table:number-columns-repeated="2"/>
          <table:table-cell table:style-name="ce4" office:value-type="string">
            <text:p>TST_AUTOCOMPLETION</text:p>
          </table:table-cell>
          <table:table-cell table:style-name="ce4" table:number-columns-repeated="10"/>
        </table:table-row>
        <table:table-row table:style-name="ro6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6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6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6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5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phpconstraint</text:p>
          </table:table-cell>
          <table:table-cell table:style-name="ce5" office:value-type="string">
            <text:p>options</text:p>
          </table:table-cell>
        </table:table-row>
        <table:table-row table:style-name="ro5">
          <table:table-cell table:style-name="ce8" office:value-type="string">
            <text:p>ATTR</text:p>
          </table:table-cell>
          <table:table-cell table:style-name="ce8" office:value-type="string">
            <text:p>FRAME</text:p>
          </table:table-cell>
          <table:table-cell table:style-name="ce8"/>
          <table:table-cell table:style-name="ce8" office:value-type="string">
            <text:p>Fram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/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6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S_TEXT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Text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ROW()*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6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S_GRAVITE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Gravité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ROW()*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getGravite():S_GRAVITE</text:p>
          </table:table-cell>
          <table:table-cell table:style-name="ce9" table:number-columns-repeated="3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S_TITLE_1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Titre 1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ROW()*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getTitle_title(D,S_TITLE_1):S_TITLE_1</text:p>
          </table:table-cell>
          <table:table-cell table:style-name="ce9" table:number-columns-repeated="3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S_TITLE_2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Titre 2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ROW()*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getTitle_reverse_fam_title(S_TITLE_2,'TST_AUTOCOMPLETION,D):S_TITLE_2</text:p>
          </table:table-cell>
          <table:table-cell table:style-name="ce9" table:number-columns-repeated="3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BUG_2108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Bug 2108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("TST_AUTOCOMPLETION")</text:p>
          </table:table-cell>
          <table:table-cell table:style-name="ce9" table:formula="of:=ROW()*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bug_2108(CT,S_TEXT):CT,BUG_2108</text:p>
          </table:table-cell>
          <table:table-cell table:style-name="ce9" table:number-columns-repeated="3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BUG_2108_OK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Bug 2108 OK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("TST_AUTOCOMPLETION")</text:p>
          </table:table-cell>
          <table:table-cell table:style-name="ce9" table:formula="of:=ROW()*10" office:value-type="float" office:value="130">
            <text:p>1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bug_2108_ok(S_TEXT,CT):BUG_2108_OK,CT</text:p>
          </table:table-cell>
          <table:table-cell table:style-name="ce9" table:number-columns-repeated="3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RELATION_1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Relation 1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("TST_AUTOCOMPLETION")</text:p>
          </table:table-cell>
          <table:table-cell table:style-name="ce9" table:formula="of:=ROW()*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6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RELATION_2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Relation 2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("TST_AUTOCOMPLETION")</text:p>
          </table:table-cell>
          <table:table-cell table:style-name="ce9" table:formula="of:=ROW()*10" office:value-type="float" office:value="150">
            <text:p>15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relation_2(CT[RELATION_1],CT,S_TEXT):CT[RELATION_1],RELATION_2,CT</text:p>
          </table:table-cell>
          <table:table-cell table:style-name="ce9" table:number-columns-repeated="3"/>
        </table:table-row>
        <table:table-row table:style-name="ro5">
          <table:table-cell table:style-name="ce9" office:value-type="string">
            <text:p>ATTR</text:p>
          </table:table-cell>
          <table:table-cell table:style-name="ce9" office:value-type="string">
            <text:p>RELATION_3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Relation 3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("TST_AUTOCOMPLETION")</text:p>
          </table:table-cell>
          <table:table-cell table:style-name="ce9" table:formula="of:=ROW()*10" office:value-type="float" office:value="160">
            <text:p>16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relation_3(S_TEXT,CT,CT[RELATION_1]):CT,RELATION_3,CT[RELATION_1]</text:p>
          </table:table-cell>
          <table:table-cell table:style-name="ce9" table:number-columns-repeated="3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BUG_5151_FAM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Bug 5151 Fam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ROW()*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getTitle_fam_title(D,{TST_AUTOCOMPLETION},BUG_5151_FAM):BUG_5151_FAM</text:p>
          </table:table-cell>
          <table:table-cell table:style-name="ce9" table:number-columns-repeated="3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BUG_5151_PARAM</text:p>
          </table:table-cell>
          <table:table-cell table:style-name="ce9" office:value-type="string">
            <text:p>FRAME</text:p>
          </table:table-cell>
          <table:table-cell table:style-name="ce9" office:value-type="string">
            <text:p>Bug 5151 Param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ROW()*10" office:value-type="float" office:value="180">
            <text:p>18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/>
          <table:table-cell table:style-name="ce9" office:value-type="string">
            <text:p>PU_data_dcp_autocompletion.php</text:p>
          </table:table-cell>
          <table:table-cell table:style-name="ce9" office:value-type="string">
            <text:p>PU_data_dcp_autocompletion_global_param('CORE_DB',{CORE_DB}):BUG_5151_PARAM</text:p>
          </table:table-cell>
          <table:table-cell table:style-name="ce9" table:number-columns-repeated="3"/>
        </table:table-row>
        <table:table-row table:style-name="ro6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6">
          <table:table-cell table:style-name="ce4" office:value-type="string">
            <text:p>END</text:p>
          </table:table-cell>
          <table:table-cell table:style-name="ce4" table:number-columns-repeated="15"/>
        </table:table-row>
        <table:table-row table:style-name="ro6" table:number-rows-repeated="19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DOC" table:style-name="ta1" table:print="false"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1" table:number-columns-repeated="10" table:default-cell-style-name="ce3"/>
        <table:table-row table:style-name="ro2">
          <table:table-cell table:style-name="ce6" office:value-type="string">
            <text:p>ORDER</text:p>
          </table:table-cell>
          <table:table-cell table:style-name="ce6" office:value-type="string">
            <text:p>TST_AUTOCOMPLETION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office:value-type="string">
            <text:p>relation_1</text:p>
          </table:table-cell>
          <table:table-cell table:style-name="ce6"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1</text:p>
          </table:table-cell>
          <table:table-cell/>
          <table:table-cell office:value-type="string">
            <text:p>Document test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2</text:p>
          </table:table-cell>
          <table:table-cell/>
          <table:table-cell office:value-type="string">
            <text:p>Test Relation 2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3</text:p>
          </table:table-cell>
          <table:table-cell/>
          <table:table-cell office:value-type="string">
            <text:p>Test Relation 3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4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4</text:p>
          </table:table-cell>
          <table:table-cell table:style-name="Default"/>
          <table:table-cell table:style-name="Default" office:value-type="string">
            <text:p>Quoted " title "</text:p>
          </table:table-cell>
          <table:table-cell office:value-type="string">
            <text:p>TST_AUTOCOMPLETION_1</text:p>
          </table:table-cell>
          <table:table-cell table:style-name="Default" table:number-columns-repeated="10"/>
        </table:table-row>
        <table:table-row table:style-name="ro4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5</text:p>
          </table:table-cell>
          <table:table-cell/>
          <table:table-cell office:value-type="string">
            <text:p>CDATA injection]]&gt;&lt;/error&gt;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2" table:number-rows-repeated="1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0:20:45</dc:date>
    <dc:creator>Jérôme Augé</dc:creator>
    <meta:generator>LibreOffice/3.5$Linux_X86_64 LibreOffice_project/350m1$Build-2</meta:generator>
    <meta:editing-duration>PT8H45M25S</meta:editing-duration>
    <meta:editing-cycles>40</meta:editing-cycles>
    <meta:document-statistic meta:table-count="2" meta:cell-count="191" meta:object-count="0"/>
  </office:meta>
</office:document-meta>
</file>